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5E21036A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369cm" table:align="left"/>
    </style:style>
    <style:style style:name="Table2.A" style:family="table-column">
      <style:table-column-properties style:column-width="1.6cm"/>
    </style:style>
    <style:style style:name="Table2.B" style:family="table-column">
      <style:table-column-properties style:column-width="4.126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0.672cm"/>
    </style:style>
    <style:style style:name="Table2.E" style:family="table-column">
      <style:table-column-properties style:column-width="0.788cm"/>
    </style:style>
    <style:style style:name="Table2.F" style:family="table-column">
      <style:table-column-properties style:column-width="0.633cm"/>
    </style:style>
    <style:style style:name="Table2.G" style:family="table-column">
      <style:table-column-properties style:column-width="1.579cm"/>
    </style:style>
    <style:style style:name="Table2.I" style:family="table-column">
      <style:table-column-properties style:column-width="1.559cm"/>
    </style:style>
    <style:style style:name="Table2.J" style:family="table-column">
      <style:table-column-properties style:column-width="1.323cm"/>
    </style:style>
    <style:style style:name="Table2.K" style:family="table-column">
      <style:table-column-properties style:column-width="1.304cm"/>
    </style:style>
    <style:style style:name="Table2.L" style:family="table-column">
      <style:table-column-properties style:column-width="1.284cm"/>
    </style:style>
    <style:style style:name="Table2.M" style:family="table-column">
      <style:table-column-properties style:column-width="0.73cm"/>
    </style:style>
    <style:style style:name="Table2.N" style:family="table-column">
      <style:table-column-properties style:column-width="0.769cm"/>
    </style:style>
    <style:style style:name="Table2.1" style:family="table-row">
      <style:table-row-properties style:min-row-height="0.199cm"/>
    </style:style>
    <style:style style:name="Table2.A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e2.N1" style:family="table-cell">
      <style:table-cell-properties style:vertical-align="" fo:padding="0.049cm" fo:border="0.05pt solid #000000"/>
    </style:style>
    <style:style style:name="Tabela1" style:family="table">
      <style:table-properties style:width="19.369cm" table:align="left"/>
    </style:style>
    <style:style style:name="Tabela1.A" style:family="table-column">
      <style:table-column-properties style:column-width="1.6cm"/>
    </style:style>
    <style:style style:name="Tabela1.B" style:family="table-column">
      <style:table-column-properties style:column-width="4.126cm"/>
    </style:style>
    <style:style style:name="Tabela1.C" style:family="table-column">
      <style:table-column-properties style:column-width="1.402cm"/>
    </style:style>
    <style:style style:name="Tabela1.D" style:family="table-column">
      <style:table-column-properties style:column-width="0.672cm"/>
    </style:style>
    <style:style style:name="Tabela1.E" style:family="table-column">
      <style:table-column-properties style:column-width="0.788cm"/>
    </style:style>
    <style:style style:name="Tabela1.F" style:family="table-column">
      <style:table-column-properties style:column-width="0.633cm"/>
    </style:style>
    <style:style style:name="Tabela1.G" style:family="table-column">
      <style:table-column-properties style:column-width="1.579cm"/>
    </style:style>
    <style:style style:name="Tabela1.I" style:family="table-column">
      <style:table-column-properties style:column-width="1.559cm"/>
    </style:style>
    <style:style style:name="Tabela1.J" style:family="table-column">
      <style:table-column-properties style:column-width="1.323cm"/>
    </style:style>
    <style:style style:name="Tabela1.K" style:family="table-column">
      <style:table-column-properties style:column-width="1.304cm"/>
    </style:style>
    <style:style style:name="Tabela1.L" style:family="table-column">
      <style:table-column-properties style:column-width="1.284cm"/>
    </style:style>
    <style:style style:name="Tabela1.M" style:family="table-column">
      <style:table-column-properties style:column-width="0.73cm"/>
    </style:style>
    <style:style style:name="Tabela1.N" style:family="table-column">
      <style:table-column-properties style:column-width="0.769cm"/>
    </style:style>
    <style:style style:name="Tabela1.A1" style:family="table-cell">
      <style:table-cell-properties fo:padding="0.097cm" fo:border="none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2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P3" style:family="paragraph" style:parent-style-name="Standard">
      <style:text-properties style:font-name="Arial" fo:font-size="7pt" style:font-size-asian="7pt" style:font-name-complex="Arial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729cm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P13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P15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20" style:family="paragraph" style:parent-style-name="Standard">
      <style:text-properties style:font-name="Arial" fo:font-size="5pt" style:font-size-asian="5pt" style:font-name-complex="Arial" style:font-size-complex="5pt"/>
    </style:style>
    <style:style style:name="P21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5pt" fo:language="en" fo:country="US" style:font-size-asian="5pt" style:font-name-complex="Arial" style:font-size-complex="5pt"/>
    </style:style>
    <style:style style:name="P23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P24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25" style:family="paragraph" style:parent-style-name="Standard">
      <style:text-properties style:font-name="Arial" fo:font-size="2pt" style:font-size-asian="2pt" style:font-name-complex="Arial" style:font-size-complex="2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P27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P28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P29" style:family="paragraph" style:parent-style-name="Standard">
      <style:text-properties style:font-name="Arial" fo:font-size="2pt" style:font-size-asian="1.75pt" style:font-name-complex="Arial" style:font-size-complex="2pt"/>
    </style:style>
    <style:style style:name="P30" style:family="paragraph" style:parent-style-name="Standard">
      <style:text-properties style:font-name="Arial" fo:font-size="4pt" style:font-size-asian="4pt" style:font-name-complex="Arial" style:font-size-complex="4pt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start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P35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9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0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officeooo:paragraph-rsid="001acc08" style:font-name-asian="DejaVu Sans" style:font-size-asian="7pt" style:font-weight-asian="normal" style:font-name-complex="Tahoma" style:font-size-complex="7pt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officeooo:rsid="001acc08" officeooo:paragraph-rsid="001acc08" style:font-name-asian="DejaVu Sans" style:font-size-asian="7pt" style:font-weight-asian="normal" style:font-name-complex="Tahoma" style:font-size-complex="7pt" style:font-weight-complex="normal"/>
    </style:style>
    <style:style style:name="P44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5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6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7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50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1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2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3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P60" style:family="paragraph" style:parent-style-name="Table_20_Contents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Liberation Sans" fo:font-size="8pt" fo:language="en" fo:country="US" fo:font-weight="normal" officeooo:paragraph-rsid="001c35db" style:font-name-asian="DejaVu Sans" style:font-size-asian="8pt" style:font-weight-asian="normal" style:font-name-complex="Arial" style:font-size-complex="8pt" style:font-weight-complex="normal"/>
    </style:style>
    <style:style style:name="P61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62" style:family="paragraph" style:parent-style-name="Standard">
      <style:text-properties style:font-name="Arial" fo:font-size="2pt" style:font-size-asian="2pt" style:font-name-complex="Arial" style:font-size-complex="2pt"/>
    </style:style>
    <style:style style:name="P63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P64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P65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P66" style:family="paragraph" style:parent-style-name="Standard">
      <style:text-properties style:font-name="Arial" fo:font-size="4.5pt" fo:language="en" fo:country="US" officeooo:paragraph-rsid="00203ac0" style:font-size-asian="4.5pt" style:font-name-complex="Arial" style:font-size-complex="4.5pt"/>
    </style:style>
    <style:style style:name="P67" style:family="paragraph" style:parent-style-name="Standard">
      <style:text-properties style:font-name="Arial" fo:font-size="4.5pt" fo:language="en" fo:country="US" officeooo:paragraph-rsid="00207f19" style:font-size-asian="4.5pt" style:font-name-complex="Arial" style:font-size-complex="4.5pt"/>
    </style:style>
    <style:style style:name="P68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69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officeooo:paragraph-rsid="00203ac0" style:font-name-asian="DejaVu Sans" style:font-size-asian="7pt" style:font-weight-asian="normal" style:font-name-complex="Tahoma" style:font-size-complex="7pt" style:font-weight-complex="normal"/>
    </style:style>
    <style:style style:name="P70" style:family="paragraph">
      <style:paragraph-properties fo:text-align="center" style:writing-mode="lr-tb"/>
    </style:style>
    <style:style style:name="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T2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T3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T4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7" style:family="text">
      <style:text-properties style:font-name="Arial" fo:font-size="6pt" fo:language="en" fo:country="US" style:font-size-asian="6pt" style:font-name-complex="Arial" style:font-size-complex="6pt"/>
    </style:style>
    <style:style style:name="T8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T9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10" style:family="text">
      <style:text-properties style:font-name="Arial" fo:font-size="7pt" style:font-size-asian="7pt" style:font-name-complex="Arial" style:font-size-complex="7pt" style:font-weight-complex="bold"/>
    </style:style>
    <style:style style:name="T11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12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fr8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fr9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DOS DOS PRODUTOS / SERVIÇ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A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22">COD. PRODUTO</text:p>
          </table:table-cell>
          <table:table-cell table:style-name="Table2.A1" office:value-type="string">
            <text:p text:style-name="P22">DESCRIÇÃO PRODUTO / SERVIÇO</text:p>
          </table:table-cell>
          <table:table-cell table:style-name="Table2.A1" office:value-type="string">
            <text:p text:style-name="P22">NCM / SH</text:p>
          </table:table-cell>
          <table:table-cell table:style-name="Table2.A1" office:value-type="string">
            <text:p text:style-name="P22">CST</text:p>
          </table:table-cell>
          <table:table-cell table:style-name="Table2.A1" office:value-type="string">
            <text:p text:style-name="P22">CFOP</text:p>
          </table:table-cell>
          <table:table-cell table:style-name="Table2.A1" office:value-type="string">
            <text:p text:style-name="P22">UN</text:p>
          </table:table-cell>
          <table:table-cell table:style-name="Table2.A1" office:value-type="string">
            <text:p text:style-name="P22">QUANTIDADE</text:p>
          </table:table-cell>
          <table:table-cell table:style-name="Table2.A1" office:value-type="string">
            <text:p text:style-name="P22">V. UNITÁRIO</text:p>
          </table:table-cell>
          <table:table-cell table:style-name="Table2.A1" office:value-type="string">
            <text:p text:style-name="P22">V. TOTAL</text:p>
          </table:table-cell>
          <table:table-cell table:style-name="Table2.A1" office:value-type="string">
            <text:p text:style-name="P22">BC ICMS</text:p>
          </table:table-cell>
          <table:table-cell table:style-name="Table2.A1" office:value-type="string">
            <text:p text:style-name="P22">V. ICMS</text:p>
          </table:table-cell>
          <table:table-cell table:style-name="Table2.A1" office:value-type="string">
            <text:p text:style-name="P22">V. IPI</text:p>
          </table:table-cell>
          <table:table-cell table:style-name="Table2.A1" office:value-type="string">
            <text:p text:style-name="P22">ALIQ.</text:p>
            <text:p text:style-name="P22">ICMS</text:p>
          </table:table-cell>
          <table:table-cell table:style-name="Table2.N1" office:value-type="string">
            <text:p text:style-name="P22">ALIQ.</text:p>
            <text:p text:style-name="P22">IPI</text:p>
          </table:table-cell>
        </table:table-row>
      </table:table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A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>
          <table:table-cell table:style-name="Tabela1.A1" table:number-columns-spanned="14" office:value-type="string">
            <text:p text:style-name="P5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56"><text:placeholder text:placeholder-type="text">&lt;line.product_id.code or ''&gt;</text:placeholder></text:p>
          </table:table-cell>
          <table:table-cell table:style-name="Tabela1.A1" office:value-type="string">
            <text:p text:style-name="P56"><text:placeholder text:placeholder-type="text">&lt;line.name or ''&gt;</text:placeholder></text:p>
          </table:table-cell>
          <table:table-cell table:style-name="Tabela1.A1" office:value-type="string">
            <text:p text:style-name="P58"><text:placeholder text:placeholder-type="text">&lt;line.product_id.property_fiscal_classification.name or ''&gt;</text:placeholder></text:p>
          </table:table-cell>
          <table:table-cell table:style-name="Tabela1.A1" office:value-type="string">
            <text:p text:style-name="P58"><text:placeholder text:placeholder-type="text">&lt;line.product_id.origin or ''&gt;</text:placeholder><text:placeholder text:placeholder-type="text">&lt;line.icms_cst_id and line.icms_cst_id.code  or ''&gt;</text:placeholder></text:p>
          </table:table-cell>
          <table:table-cell table:style-name="Tabela1.A1" office:value-type="string">
            <text:p text:style-name="P58"><text:placeholder text:placeholder-type="text">&lt;line.cfop_id.code or ''&gt;</text:placeholder></text:p>
          </table:table-cell>
          <table:table-cell table:style-name="Tabela1.A1" office:value-type="string">
            <text:p text:style-name="P56"><text:placeholder text:placeholder-type="text">&lt;line.uos_id.name or ''&gt;</text:placeholder></text:p>
          </table:table-cell>
          <table:table-cell table:style-name="Tabela1.A1" office:value-type="string">
            <text:p text:style-name="P57"><text:placeholder text:placeholder-type="text">&lt;line.quantity or ''&gt;</text:placeholder></text:p>
          </table:table-cell>
          <table:table-cell table:style-name="Tabela1.A1" office:value-type="string">
            <text:p text:style-name="P57"><text:placeholder text:placeholder-type="text">&lt;formatLang(line.price_unit)&gt;</text:placeholder></text:p>
          </table:table-cell>
          <table:table-cell table:style-name="Tabela1.A1" office:value-type="string">
            <text:p text:style-name="P57"><text:placeholder text:placeholder-type="text">&lt;formatLang(line.price_total)&gt;</text:placeholder></text:p>
          </table:table-cell>
          <table:table-cell table:style-name="Tabela1.A1" office:value-type="string">
            <text:p text:style-name="P57"><text:placeholder text:placeholder-type="text">&lt;formatLang(line.icms_base)&gt;</text:placeholder></text:p>
          </table:table-cell>
          <table:table-cell table:style-name="Tabela1.A1" office:value-type="string">
            <text:p text:style-name="P57"><text:placeholder text:placeholder-type="text">&lt;formatLang(line.icms_value)&gt;</text:placeholder></text:p>
          </table:table-cell>
          <table:table-cell table:style-name="Tabela1.A1" office:value-type="string">
            <text:p text:style-name="P57"><text:placeholder text:placeholder-type="text">&lt;formatLang(line.ipi_value)&gt;</text:placeholder></text:p>
          </table:table-cell>
          <table:table-cell table:style-name="Tabela1.A1" office:value-type="string">
            <text:p text:style-name="P57"><text:placeholder text:placeholder-type="text">&lt;formatLang(line.icms_percent)&gt;</text:placeholder></text:p>
          </table:table-cell>
          <table:table-cell table:style-name="Tabela1.A1" office:value-type="string">
            <text:p text:style-name="P57"><text:placeholder text:placeholder-type="text">&lt;formatLang(line.ipi_percent)&gt;</text:placeholder></text:p>
          </table:table-cell>
        </table:table-row>
        <table:table-row>
          <table:table-cell table:style-name="Tabela1.A3" table:number-columns-spanned="14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07cm" draw:distance="0.0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6.447cm" fo:margin-left="0.007cm" fo:margin-right="0.004cm" table:align="margins"/>
    </style:style>
    <style:style style:name="Tabela2.A" style:family="table-column">
      <style:table-column-properties style:column-width="2.145cm" style:rel-column-width="21803*"/>
    </style:style>
    <style:style style:name="Tabela2.B" style:family="table-column">
      <style:table-column-properties style:column-width="2.15cm" style:rel-column-width="21856*"/>
    </style:style>
    <style:style style:name="Tabela2.C" style:family="table-column">
      <style:table-column-properties style:column-width="2.152cm" style:rel-column-width="21876*"/>
    </style:style>
    <style:style style:name="Tabela2.1" style:family="table-row">
      <style:table-row-properties style:min-row-height="0.3cm"/>
    </style:style>
    <style:style style:name="Tabela2.A1" style:family="table-cell">
      <style:table-cell-properties fo:padding="0.049cm" fo:border-left="0.05pt solid #000000" fo:border-right="none" fo:border-top="0.05pt solid #000000" fo:border-bottom="none"/>
    </style:style>
    <style:style style:name="Tabela2.C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1" style:family="table">
      <style:table-properties style:width="19.369cm" fo:margin-left="0cm" fo:margin-right="0.231cm" table:align="margins"/>
    </style:style>
    <style:style style:name="Table1.A" style:family="table-column">
      <style:table-column-properties style:column-width="2.168cm" style:rel-column-width="7334*"/>
    </style:style>
    <style:style style:name="Table1.B" style:family="table-column">
      <style:table-column-properties style:column-width="2.15cm" style:rel-column-width="7275*"/>
    </style:style>
    <style:style style:name="Table1.I" style:family="table-column">
      <style:table-column-properties style:column-width="2.15cm" style:rel-column-width="7276*"/>
    </style:style>
    <style:style style:name="Table1.1" style:family="table-row">
      <style:table-row-properties style:row-height="0.4cm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49cm" fo:border="0.05pt solid #000000"/>
    </style:style>
    <style:style style:name="Table1.2" style:family="table-row">
      <style:table-row-properties style:row-height="1.42cm"/>
    </style:style>
    <style:style style:name="Table1.A2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P3" style:family="paragraph" style:parent-style-name="Standard">
      <style:text-properties style:font-name="Arial" fo:font-size="6pt" style:font-size-asian="6pt" style:font-name-complex="Arial" style:font-size-complex="6pt"/>
    </style:style>
    <style:style style:name="MP4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5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MP6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7" style:family="paragraph">
      <style:paragraph-properties fo:text-align="center" style:writing-mode="lr-tb"/>
    </style:style>
    <style:style style:name="MP8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MP9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1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P12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3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MP14" style:family="paragraph" style:parent-style-name="Standard">
      <style:paragraph-properties fo:text-align="center" style:justify-single-word="false"/>
    </style:style>
    <style:style style:name="MP15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MP16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MP17" style:family="paragraph" style:parent-style-name="Standard">
      <style:paragraph-properties fo:text-align="start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MP18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MP19" style:family="paragraph" style:parent-style-name="Standard">
      <style:text-properties style:font-name="Arial" fo:font-size="2pt" style:font-size-asian="2pt" style:font-name-complex="Arial" style:font-size-complex="2pt"/>
    </style:style>
    <style:style style:name="MP20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MP21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P22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MP23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24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MP25" style:family="paragraph" style:parent-style-name="Standard">
      <style:text-properties style:font-name="Arial" fo:font-size="5pt" style:font-size-asian="5pt" style:font-name-complex="Arial" style:font-size-complex="5pt"/>
    </style:style>
    <style:style style:name="MP2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27" style:family="paragraph" style:parent-style-name="Standard">
      <style:text-properties style:font-name="Arial" fo:font-size="7pt" style:font-size-asian="7pt" style:font-name-complex="Arial" style:font-size-complex="7pt"/>
    </style:style>
    <style:style style:name="MP28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MP29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MP30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MP31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MP32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3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MP34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35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6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MP37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MP38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MP39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0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1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MP42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3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44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5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46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officeooo:paragraph-rsid="00203ac0" style:font-name-asian="DejaVu Sans" style:font-size-asian="7pt" style:font-weight-asian="normal" style:font-name-complex="Tahoma" style:font-size-complex="7pt" style:font-weight-complex="normal"/>
    </style:style>
    <style:style style:name="MP47" style:family="paragraph" style:parent-style-name="Standard">
      <style:text-properties style:font-name="Arial" fo:font-size="4pt" style:font-size-asian="4pt" style:font-name-complex="Arial" style:font-size-complex="4pt"/>
    </style:style>
    <style:style style:name="MP48" style:family="paragraph" style:parent-style-name="Standard">
      <style:text-properties style:font-name="Arial" fo:font-size="4.5pt" fo:language="en" fo:country="US" officeooo:paragraph-rsid="00203ac0" style:font-size-asian="4.5pt" style:font-name-complex="Arial" style:font-size-complex="4.5pt"/>
    </style:style>
    <style:style style:name="MP49" style:family="paragraph" style:parent-style-name="Standard">
      <style:text-properties style:font-name="Arial" fo:font-size="4.5pt" fo:language="en" fo:country="US" officeooo:paragraph-rsid="00207f19" style:font-size-asian="4.5pt" style:font-name-complex="Arial" style:font-size-complex="4.5pt"/>
    </style:style>
    <style:style style:name="MP50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1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52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3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MP54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MP55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6" style:family="paragraph" style:parent-style-name="Table_20_Contents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Liberation Sans" fo:font-size="8pt" fo:language="en" fo:country="US" fo:font-weight="normal" officeooo:paragraph-rsid="001c35db" style:font-name-asian="DejaVu Sans" style:font-size-asian="8pt" style:font-weight-asian="normal" style:font-name-complex="Arial" style:font-size-complex="8pt" style:font-weight-complex="normal"/>
    </style:style>
    <style:style style:name="MP57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officeooo:paragraph-rsid="001acc08" style:font-name-asian="DejaVu Sans" style:font-size-asian="7pt" style:font-weight-asian="normal" style:font-name-complex="Tahoma" style:font-size-complex="7pt" style:font-weight-complex="normal"/>
    </style:style>
    <style:style style:name="MP58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officeooo:rsid="001acc08" officeooo:paragraph-rsid="001acc08" style:font-name-asian="DejaVu Sans" style:font-size-asian="7pt" style:font-weight-asian="normal" style:font-name-complex="Tahoma" style:font-size-complex="7pt" style:font-weight-complex="normal"/>
    </style:style>
    <style:style style:name="MP59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M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MT2" style:family="text">
      <style:text-properties style:font-name="Arial" fo:font-size="6pt" style:font-size-asian="6pt" style:font-name-complex="Arial" style:font-size-complex="6pt"/>
    </style:style>
    <style:style style:name="MT3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T4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T5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T6" style:family="text">
      <style:text-properties style:font-name="Arial" fo:font-size="7pt" style:font-size-asian="7pt" style:font-name-complex="Arial" style:font-size-complex="7pt" style:font-weight-complex="bold"/>
    </style:style>
    <style:style style:name="MT7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T8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9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10" style:family="text">
      <style:text-properties style:font-name="Arial" fo:font-size="6pt" fo:language="en" fo:country="US" style:font-size-asian="6pt" style:font-name-complex="Arial" style:font-size-complex="6pt"/>
    </style:style>
    <style:style style:name="MT11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T12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M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M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M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fr4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>
        <style:background-image/>
      </style:graphic-properties>
    </style:style>
    <style:style style:name="M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Mfr8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Mfr9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Mfr10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52" text:anchor-type="char" svg:x="16.824cm" svg:y="-0.005cm" svg:width="2.547cm" svg:height="1.596cm" draw:z-index="7"><draw:text-box><text:p text:style-name="MP2">NF-e</text:p><text:p text:style-name="MP2">Nº. <text:span text:style-name="MT1"><text:placeholder text:placeholder-type="text">&lt;o.internal_number or ''&gt;</text:placeholder></text:span><text:line-break/>SÉRIE <text:span text:style-name="MT1"><text:placeholder text:placeholder-type="text">&lt;o.document_serie_id.code or ''&gt;</text:placeholder></text:span></text:p></draw:text-box></draw:frame><draw:frame draw:style-name="Mfr2" draw:name="Quadro51" text:anchor-type="char" svg:x="-0.004cm" svg:y="-0.004cm" svg:width="16.835cm" svg:height="0.642cm" draw:z-index="6"><draw:text-box><text:p text:style-name="Standard"><text:span text:style-name="MT2">RECEBEMOS DE </text:span><text:span text:style-name="MT3"><text:placeholder text:placeholder-type="text">&lt;o.company_id.partner_id.legal_name or ''&gt;</text:placeholder></text:span><text:span text:style-name="MT2"> OS PRODUTOS CONSTANTES DA NOTA FISCAL INDICADA AO LADO</text:span></text:p></draw:text-box></draw:frame></text:p>
        <text:p text:style-name="MP3"/>
        <text:p text:style-name="MP4"><draw:frame draw:style-name="Mfr3" draw:name="Quadro50" text:anchor-type="char" svg:x="3.489cm" svg:y="0.145cm" svg:width="13.342cm" svg:height="0.96cm" draw:z-index="5"><draw:text-box><text:p text:style-name="MP5">IDENTIFICAÇÃO E ASSINATURA DO RECEBEDOR</text:p></draw:text-box></draw:frame><draw:frame draw:style-name="Mfr3" draw:name="Quadro53" text:anchor-type="char" svg:x="-0.004cm" svg:y="0.145cm" svg:width="3.5cm" svg:height="0.96cm" draw:z-index="8"><draw:text-box><text:p text:style-name="MP5">DATA DE RECEBIMENTO</text:p></draw:text-box></draw:frame></text:p>
        <text:p text:style-name="MP3"/>
        <text:p text:style-name="MP3"/>
        <text:p text:style-name="MP3"/>
        <text:p text:style-name="MP3"/>
        <text:p text:style-name="MP6"><text:placeholder text:placeholder-type="text">&lt;setLang(o.partner_id.lang or 'pt_BR')&gt;</text:placeholder><draw:line text:anchor-type="char" draw:z-index="41" draw:style-name="Mgr1" draw:text-style-name="MP7" svg:x1="19.792cm" svg:y1="0.201cm" svg:x2="-0.318cm" svg:y2="0.201cm"><text:p/></draw:line></text:p>
        <text:p text:style-name="MP4"><draw:frame draw:style-name="Mfr4" draw:name="Quadro97" text:anchor-type="paragraph" svg:x="0.36cm" svg:y="0.22cm" svg:width="1.94cm" svg:height="2.223cm" draw:z-index="63"><draw:text-box><text:p text:style-name="MP8"/></draw:text-box></draw:frame><draw:frame draw:style-name="Mfr5" draw:name="Quadro45" text:anchor-type="char" svg:x="7.938cm" svg:y="0.081cm" svg:width="4.128cm" svg:height="2.858cm" draw:z-index="1"><draw:text-box><text:p text:style-name="MP9">DANFE</text:p><text:p text:style-name="MP10">Documento Auxiliar da</text:p><text:p text:style-name="MP11">NOTA FISCAL ELETRÔNICA</text:p><text:p text:style-name="MP12"/><text:p text:style-name="MP13">1 – Saída</text:p><text:p text:style-name="MP13">2 – Entrada</text:p><text:p text:style-name="MP3"/><text:p text:style-name="MP14"><text:span text:style-name="MT4">Nº. <text:s/></text:span><text:span text:style-name="MT5"><text:placeholder text:placeholder-type="text">&lt;o.internal_number or ''&gt;</text:placeholder></text:span><text:span text:style-name="MT4"> <text:s/></text:span><text:span text:style-name="MT6">–</text:span><text:span text:style-name="MT4"> <text:s/></text:span><text:span text:style-name="MT6">FL </text:span><text:span text:style-name="MT6"><text:page-number text:select-page="current">1</text:page-number></text:span><text:span text:style-name="MT6">/</text:span><text:span text:style-name="MT6"><text:page-count>1</text:page-count></text:span></text:p><text:p text:style-name="MP2">SÉRIE <text:span text:style-name="MT1"><text:placeholder text:placeholder-type="text">&lt;o.document_serie_id.code or ''&gt;</text:placeholder></text:span></text:p></draw:text-box></draw:frame><draw:frame draw:style-name="Mfr1" draw:name="Quadro46" text:anchor-type="char" svg:x="12.061cm" svg:y="0.078cm" svg:width="7.31cm" svg:height="2.547cm" draw:z-index="2"><draw:text-box><text:p text:style-name="MP15">Controle Fisco</text:p><text:p text:style-name="MP16"/><text:p text:style-name="MP17"><draw:frame draw:style-name="Mfr6" draw:name="image: barcode(o.nfe_access_key or '', 'code128')" text:anchor-type="paragraph" svg:x="-0.171cm" svg:y="0.15cm" svg:width="7.123cm" style:rel-width="104%" svg:height="0.718cm" style:rel-height="31%" draw:z-index="62"><draw:image xlink:href="Pictures/10000201000000C800000065E21036AA.png" xlink:type="simple" xlink:show="embed" xlink:actuate="onLoad"/></draw:frame></text:p><text:p text:style-name="MP18"/><text:p text:style-name="MP18"/></draw:text-box></draw:frame><draw:frame draw:style-name="Mfr1" draw:name="Quadro44" text:anchor-type="char" svg:x="-0.004cm" svg:y="0.078cm" svg:width="7.945cm" svg:height="2.533cm" draw:z-index="0"><draw:text-box><text:p text:style-name="Standard"><text:span text:style-name="MT2"><text:tab/> <text:s text:c="15"/></text:span><text:span text:style-name="MT7">Identificação do emitente</text:span></text:p><text:p text:style-name="MP19"/><text:p text:style-name="MP20"><text:span text:style-name="MT2"><text:tab/> <text:s text:c="15"/></text:span><text:span text:style-name="MT3"><text:placeholder text:placeholder-type="text">&lt;o.company_id.partner_id.legal_name or ''&gt;</text:placeholder></text:span></text:p><text:p text:style-name="Standard"><text:span text:style-name="MT2"><text:tab/> <text:s text:c="15"/></text:span><text:span text:style-name="MT8"><text:placeholder text:placeholder-type="text">&lt;o.company_id.partner_id.street or ''&gt;</text:placeholder></text:span><text:span text:style-name="MT8">, </text:span><text:span text:style-name="MT8"><text:placeholder text:placeholder-type="text">&lt;o.company_id.partner_id.number or ''&gt;</text:placeholder></text:span></text:p><text:p text:style-name="MP21"><text:s text:c="14"/><text:placeholder text:placeholder-type="text">&lt;o.company_id.partner_id.street2 or ''&gt;</text:placeholder></text:p><text:p text:style-name="MP3"><text:tab/></text:p><text:p text:style-name="Standard"><text:span text:style-name="MT9"><text:s text:c="32"/></text:span><text:span text:style-name="MT9"><text:placeholder text:placeholder-type="text">&lt;o.company_id.partner_id.l10n_br_city_id.name or ''&gt;</text:placeholder></text:span><text:span text:style-name="MT10"> – </text:span><text:span text:style-name="MT11"><text:placeholder text:placeholder-type="text">&lt;o.company_id.partner_id.state_id.code or ''&gt;</text:placeholder></text:span></text:p><text:p text:style-name="Standard"><text:span text:style-name="MT12"><text:s/><text:tab/> <text:s text:c="15"/></text:span><text:span text:style-name="MT11"><text:placeholder text:placeholder-type="text">&lt;o.company_id.partner_id.zip or ''&gt;</text:placeholder></text:span><text:span text:style-name="MT10"> </text:span><text:span text:style-name="MT11"><text:placeholder text:placeholder-type="text">&lt;o.company_id.partner_id.phone or ''&gt;</text:placeholder></text:span></text:p><text:p text:style-name="MP22"/></draw:text-box></draw:frame></text:p>
        <text:p text:style-name="MP4"/>
        <text:p text:style-name="MP3"/>
        <text:p text:style-name="MP3"/>
        <text:p text:style-name="MP3"><draw:frame draw:style-name="Mfr7" draw:name="Quadro47" text:anchor-type="char" svg:x="10.151cm" svg:y="0.212cm" svg:width="0.686cm" svg:height="0.533cm" draw:z-index="3"><draw:text-box><text:p text:style-name="MP23"><text:placeholder text:placeholder-type="text">&lt;if test="o.type in ('out_invoice','in_refund')"&gt;</text:placeholder>1<text:placeholder text:placeholder-type="text">&lt;/if&gt;</text:placeholder></text:p><text:p text:style-name="MP23"><text:placeholder text:placeholder-type="text">&lt;if test="o.type in ('in_invoice','out_refund')"&gt;</text:placeholder>2<text:placeholder text:placeholder-type="text">&lt;/if&gt;</text:placeholder></text:p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24"><draw:frame draw:style-name="Mfr3" draw:name="Quadro49" text:anchor-type="char" svg:x="-0.007cm" svg:y="0.191cm" svg:width="12.072cm" svg:height="0.642cm" draw:z-index="61"><draw:text-box><text:p text:style-name="MP25">NATUREZA DA OPERAÇÃO</text:p><text:p text:style-name="MP19"/><text:p text:style-name="MP26"><text:placeholder text:placeholder-type="text">&lt;o.cfop_ids and o.cfop_ids[0] .name or ''&gt;</text:placeholder></text:p></draw:text-box></draw:frame></text:p>
        <text:p text:style-name="MP3"/>
        <text:p text:style-name="MP3"/>
        <text:p text:style-name="MP4"><draw:frame draw:style-name="Mfr3" draw:name="Quadro48" text:anchor-type="char" svg:x="-0.004cm" svg:y="0.06cm" svg:width="3.5cm" svg:height="0.661cm" draw:z-index="4"><draw:text-box><text:p text:style-name="MP5">INSCRIÇÃO ESTADUAL</text:p><text:p text:style-name="MP19"/><text:p text:style-name="MP23"><text:placeholder text:placeholder-type="text">&lt;o.company_id.partner_id.inscr_est or ''&gt;</text:placeholder></text:p></draw:text-box></draw:frame><draw:frame draw:style-name="Mfr3" draw:name="Quadro54" text:anchor-type="char" svg:x="3.489cm" svg:y="0.06cm" svg:width="3.5cm" svg:height="0.661cm" draw:z-index="9"><draw:text-box><text:p text:style-name="MP5">INSCR. EST. SUBS. TRIBUTÁRIO</text:p><text:p text:style-name="MP19"/><text:p text:style-name="MP27"/></draw:text-box></draw:frame><draw:frame draw:style-name="Mfr3" draw:name="Quadro55" text:anchor-type="char" svg:x="6.981cm" svg:y="0.06cm" svg:width="3.5cm" svg:height="0.661cm" draw:z-index="10"><draw:text-box><text:p text:style-name="MP28">CNPJ</text:p><text:p text:style-name="MP29"/><text:p text:style-name="MP23"><text:placeholder text:placeholder-type="text">&lt;o.company_id.partner_id.cnpj_cpf or ''&gt;</text:placeholder></text:p></draw:text-box></draw:frame><draw:frame draw:style-name="Mfr3" draw:name="Quadro56" text:anchor-type="char" svg:x="10.474cm" svg:y="0.06cm" svg:width="8.897cm" svg:height="0.661cm" draw:z-index="11"><draw:text-box><text:p text:style-name="MP30">CHAVE DE ACESSO DA NF-e P/ CONSULTA DE AUTENTICIDADE NO SITE WWW.NFE.FAZENDA.GOV.BR</text:p><text:p text:style-name="MP31"/><text:p text:style-name="MP32"><text:placeholder text:placeholder-type="text">&lt;o.nfe_access_key or ''&gt;</text:placeholder></text:p></draw:text-box></draw:frame></text:p>
        <text:p text:style-name="MP3"/>
        <text:p text:style-name="MP3"/>
        <text:p text:style-name="MP33"/>
        <text:p text:style-name="MP12">DESTINATÁRIO/REMETENTE</text:p>
        <text:p text:style-name="MP4"><draw:frame draw:style-name="Mfr3" draw:name="Quadro57" text:anchor-type="char" svg:x="-0.004cm" svg:y="0.012cm" svg:width="12.707cm" svg:height="0.647cm" draw:z-index="12"><draw:text-box><text:p text:style-name="MP5">NOME / RAZÃO SOCIAL</text:p><text:p text:style-name="MP19"/><text:p text:style-name="MP34"><text:placeholder text:placeholder-type="text">&lt;o.partner_id.legal_name or ''&gt;</text:placeholder></text:p></draw:text-box></draw:frame><draw:frame draw:style-name="Mfr3" draw:name="Quadro58" text:anchor-type="char" svg:x="12.696cm" svg:y="0.012cm" svg:width="3.5cm" svg:height="0.647cm" draw:z-index="13"><draw:text-box><text:p text:style-name="MP28">CNPJ / CPF</text:p><text:p text:style-name="MP29"/><text:p text:style-name="MP23"><text:placeholder text:placeholder-type="text">&lt;o.partner_id.cnpj_cpf or ''&gt;</text:placeholder></text:p></draw:text-box></draw:frame><draw:frame draw:style-name="Mfr8" draw:name="Quadro59" text:anchor-type="char" svg:x="16.194cm" svg:y="0.012cm" svg:width="3.177cm" svg:height="0.651cm" draw:z-index="14"><draw:text-box><text:p text:style-name="MP5">DATA DA EMISSÃO</text:p><text:p text:style-name="MP19"/><text:p text:style-name="MP35"><text:placeholder text:placeholder-type="text">&lt;formatLang(o.date_invoice or '', date=True)&gt;</text:placeholder></text:p></draw:text-box></draw:frame></text:p>
        <text:p text:style-name="MP3"/>
        <text:p text:style-name="MP4"><draw:frame draw:style-name="Mfr3" draw:name="Quadro60" text:anchor-type="char" svg:x="-0.004cm" svg:y="0.161cm" svg:width="9.532cm" svg:height="0.647cm" draw:z-index="15"><draw:text-box><text:p text:style-name="MP5">ENDEREÇO</text:p><text:p text:style-name="MP19"/><text:p text:style-name="MP34"><text:placeholder text:placeholder-type="text">&lt;o.partner_id.street or ''&gt;</text:placeholder> <text:placeholder text:placeholder-type="text">&lt;o.partner_id.number or ''&gt;</text:placeholder></text:p></draw:text-box></draw:frame><draw:frame draw:style-name="Mfr3" draw:name="Quadro61" text:anchor-type="char" svg:x="9.521cm" svg:y="0.161cm" svg:width="4.135cm" svg:height="0.647cm" draw:z-index="16"><draw:text-box><text:p text:style-name="MP5">BAIRRO / DISTRITO</text:p><text:p text:style-name="MP19"/><text:p text:style-name="MP34"><text:placeholder text:placeholder-type="text">&lt;o.partner_id.district or ''&gt;</text:placeholder></text:p></draw:text-box></draw:frame><draw:frame draw:style-name="Mfr3" draw:name="Quadro62" text:anchor-type="char" svg:x="13.649cm" svg:y="0.161cm" svg:width="2.547cm" svg:height="0.647cm" draw:z-index="17"><draw:text-box><text:p text:style-name="MP5">CEP</text:p><text:p text:style-name="MP19"/><text:p text:style-name="MP34"><text:placeholder text:placeholder-type="text">&lt;o.partner_id.zip or ''&gt;</text:placeholder></text:p></draw:text-box></draw:frame><draw:frame draw:style-name="Mfr3" draw:name="Quadro63" text:anchor-type="char" svg:x="16.189cm" svg:y="0.161cm" svg:width="3.179cm" svg:height="0.647cm" draw:z-index="18"><draw:text-box><text:p text:style-name="MP5">DATA DA ENTRADA</text:p><text:p text:style-name="MP19"/><text:p text:style-name="MP36"/></draw:text-box></draw:frame></text:p>
        <text:p text:style-name="MP3"/>
        <text:p text:style-name="MP3"/>
        <text:p text:style-name="MP4"><draw:frame draw:style-name="Mfr3" draw:name="Quadro75" text:anchor-type="char" svg:x="-0.004cm" svg:y="0.071cm" svg:width="7.945cm" svg:height="0.647cm" draw:z-index="19"><draw:text-box><text:p text:style-name="MP5">MUNICÍPIO</text:p><text:p text:style-name="MP19"/><text:p text:style-name="MP34"><text:placeholder text:placeholder-type="text">&lt;o.partner_id.l10n_br_city_id and o.partner_id.l10n_br_city_id.name or ''&gt;</text:placeholder></text:p></draw:text-box></draw:frame><draw:frame draw:style-name="Mfr3" draw:name="Quadro76" text:anchor-type="char" svg:x="7.934cm" svg:y="0.071cm" svg:width="3.5cm" svg:height="0.647cm" draw:z-index="20"><draw:text-box><text:p text:style-name="MP5">FONE / FAX</text:p><text:p text:style-name="MP19"/><text:p text:style-name="MP34"><text:placeholder text:placeholder-type="text">&lt;o.partner_id.phone or ''&gt;</text:placeholder></text:p></draw:text-box></draw:frame><draw:frame draw:style-name="Mfr3" draw:name="Quadro77" text:anchor-type="char" svg:x="11.426cm" svg:y="0.071cm" svg:width="1.277cm" svg:height="0.647cm" draw:z-index="21"><draw:text-box><text:p text:style-name="MP5">UF</text:p><text:p text:style-name="MP19"/><text:p text:style-name="MP34"><text:placeholder text:placeholder-type="text">&lt;o.partner_id.state_id and o.partner_id.state_id.code or ''&gt;</text:placeholder></text:p></draw:text-box></draw:frame><draw:frame draw:style-name="Mfr3" draw:name="Quadro78" text:anchor-type="char" svg:x="12.696cm" svg:y="0.071cm" svg:width="3.5cm" svg:height="0.647cm" draw:z-index="22"><draw:text-box><text:p text:style-name="MP5">INSCRIÇÃO ESTADUAL</text:p><text:p text:style-name="MP19"/><text:p text:style-name="MP23"><text:placeholder text:placeholder-type="text">&lt;o.partner_id.inscr_est or ''&gt;</text:placeholder></text:p></draw:text-box></draw:frame><draw:frame draw:style-name="Mfr3" draw:name="Quadro79" text:anchor-type="char" svg:x="16.189cm" svg:y="0.071cm" svg:width="3.182cm" svg:height="0.647cm" draw:z-index="23"><draw:text-box><text:p text:style-name="MP5">HORA DE SAÍDA</text:p><text:p text:style-name="MP19"/><text:p text:style-name="MP36"/></draw:text-box></draw:frame></text:p>
        <text:p text:style-name="MP3"/>
        <text:p text:style-name="MP3"/>
        <text:p text:style-name="MP37"/>
        <text:p text:style-name="MP12"><draw:frame draw:style-name="Mfr9" draw:name="Quadro7" text:anchor-type="paragraph" svg:x="0.011cm" svg:y="0.589cm" svg:width="19.369cm" svg:height="1.42cm" draw:z-index="59"><draw:text-box><text:p text:style-name="MP38"><text:placeholder text:placeholder-type="text">&lt;for each="line in o.move_line_receivable_id"&gt;</text:placeholder></text:p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MP39"><text:placeholder text:placeholder-type="text">&lt;line.name&gt;</text:placeholder></text:p></table:table-cell><table:table-cell table:style-name="Tabela2.A1" office:value-type="string"><text:p text:style-name="MP40"><text:placeholder text:placeholder-type="text">&lt;formatLang(line.date_maturity or o.date_invoice, date=True)&gt;</text:placeholder></text:p></table:table-cell><table:table-cell table:style-name="Tabela2.C1" office:value-type="string"><text:p text:style-name="MP39"><text:placeholder text:placeholder-type="text">&lt;formatLang(line.debit or '')&gt;</text:placeholder></text:p></table:table-cell></table:table-row></table:table><text:p text:style-name="MP38"><text:placeholder text:placeholder-type="text">&lt;/for&gt;</text:placeholder></text:p></draw:text-box></draw:frame>FATURA</text:p>
        <table:table table:name="Table1" table:style-name="Table1">
          <table:table-column table:style-name="Table1.A"/>
          <table:table-column table:style-name="Table1.B" table:number-columns-repeated="7"/>
          <table:table-column table:style-name="Table1.I"/>
          <table:table-row table:style-name="Table1.1">
            <table:table-cell table:style-name="Table1.A1" office:value-type="string">
              <text:p text:style-name="MP41">Documento</text:p>
            </table:table-cell>
            <table:table-cell table:style-name="Table1.A1" office:value-type="string">
              <text:p text:style-name="MP41">Vencimento</text:p>
            </table:table-cell>
            <table:table-cell table:style-name="Table1.A1" office:value-type="string">
              <text:p text:style-name="MP41">Valor</text:p>
            </table:table-cell>
            <table:table-cell table:style-name="Table1.H1" office:value-type="string">
              <text:p text:style-name="MP41">Documento</text:p>
            </table:table-cell>
            <table:table-cell table:style-name="Table1.H1" office:value-type="string">
              <text:p text:style-name="MP41">Vencimento</text:p>
            </table:table-cell>
            <table:table-cell table:style-name="Table1.H1" office:value-type="string">
              <text:p text:style-name="MP41">Valor</text:p>
            </table:table-cell>
            <table:table-cell table:style-name="Table1.H1" office:value-type="string">
              <text:p text:style-name="MP41">Documento</text:p>
            </table:table-cell>
            <table:table-cell table:style-name="Table1.H1" office:value-type="string">
              <text:p text:style-name="MP41">Vencimento</text:p>
            </table:table-cell>
            <table:table-cell table:style-name="Table1.I1" office:value-type="string">
              <text:p text:style-name="MP41">Valor</text:p>
            </table:table-cell>
          </table:table-row>
          <table:table-row table:style-name="Table1.2">
            <table:table-cell table:style-name="Table1.A2" table:number-columns-spanned="9" office:value-type="string">
              <text:p text:style-name="MP3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37"/>
        <text:p text:style-name="MP12">CÁLCULO DO IMPOSTO</text:p>
        <text:p text:style-name="MP4"><draw:frame draw:style-name="Mfr3" draw:name="Quadro98" text:anchor-type="char" svg:x="11.13cm" svg:y="0.012cm" svg:width="3.5cm" svg:height="0.647cm" draw:z-index="42"><draw:text-box><text:p text:style-name="MP42">VALOR DO ICMS SUBSTITUTO</text:p><text:p text:style-name="MP29"/><text:p text:style-name="MP43"><text:placeholder text:placeholder-type="text">&lt;formatLang(o.icms_st_value or 0.00)&gt;</text:placeholder></text:p></draw:text-box></draw:frame><draw:frame draw:style-name="Mfr3" draw:name="Quadro99" text:anchor-type="char" svg:x="14.628cm" svg:y="0.012cm" svg:width="4.736cm" svg:height="0.647cm" draw:z-index="43"><draw:text-box><text:p text:style-name="MP44">VALOR TOTAL DOS PRODUTOS</text:p><text:p text:style-name="MP19"/><text:p text:style-name="MP43"><text:placeholder text:placeholder-type="text">&lt;formatLang(o.amount_untaxed or 0.00)&gt;</text:placeholder></text:p></draw:text-box></draw:frame><draw:frame draw:style-name="Mfr3" draw:name="Quadro101" text:anchor-type="char" svg:x="-0.004cm" svg:y="0.012cm" svg:width="3.713cm" svg:height="0.647cm" draw:z-index="44"><draw:text-box><text:p text:style-name="MP44">BASE DE CÁLCULO DO ICMS</text:p><text:p text:style-name="MP19"/><text:p text:style-name="MP43"><text:placeholder text:placeholder-type="text">&lt;formatLang(o.icms_base or 0.00)&gt;</text:placeholder></text:p></draw:text-box></draw:frame><draw:frame draw:style-name="Mfr3" draw:name="Quadro102" text:anchor-type="char" svg:x="3.708cm" svg:y="0.012cm" svg:width="3.713cm" svg:height="0.647cm" draw:z-index="45"><draw:text-box><text:p text:style-name="MP44">VALOR DO ICMS</text:p><text:p text:style-name="MP19"/><text:p text:style-name="MP43"><text:placeholder text:placeholder-type="text">&lt;formatLang(o.icms_value or 0.00)&gt;</text:placeholder></text:p></draw:text-box></draw:frame><draw:frame draw:style-name="Mfr3" draw:name="Quadro103" text:anchor-type="char" svg:x="7.419cm" svg:y="0.012cm" svg:width="3.713cm" svg:height="0.647cm" draw:z-index="46"><draw:text-box><text:p text:style-name="MP44">BASE DE CÁLCULO DO ICMS SUBSTITUTO</text:p><text:p text:style-name="MP19"/><text:p text:style-name="MP43"><text:placeholder text:placeholder-type="text">&lt;formatLang(o.icms_st_base or 0.00)&gt;</text:placeholder></text:p></draw:text-box></draw:frame></text:p>
        <text:p text:style-name="MP3"/>
        <text:p text:style-name="MP4"><draw:frame draw:style-name="Mfr3" draw:name="Quadro106" text:anchor-type="char" svg:x="6.276cm" svg:y="0.171cm" svg:width="3.141cm" svg:height="0.647cm" draw:z-index="47"><draw:text-box><text:p text:style-name="MP44">VALOR DO DESCONTO</text:p><text:p text:style-name="MP19"/><text:p text:style-name="MP45">0,00</text:p></draw:text-box></draw:frame><draw:frame draw:style-name="Mfr3" draw:name="Quadro107" text:anchor-type="char" svg:x="9.416cm" svg:y="0.171cm" svg:width="3.141cm" svg:height="0.647cm" draw:z-index="48"><draw:text-box><text:p text:style-name="MP44">OUTRAS DESPESAS</text:p><text:p text:style-name="MP19"/><text:p text:style-name="MP43"><text:placeholder text:placeholder-type="text">&lt;formatLang(o.amount_costs or 0.00)&gt;</text:placeholder></text:p></draw:text-box></draw:frame><draw:frame draw:style-name="Mfr3" draw:name="Quadro108" text:anchor-type="char" svg:x="15.695cm" svg:y="0.171cm" svg:width="3.669cm" svg:height="0.647cm" draw:z-index="49"><draw:text-box><text:p text:style-name="MP44">VALOR TOTAL DA NOTA</text:p><text:p text:style-name="MP19"/><text:p text:style-name="MP45"><text:placeholder text:placeholder-type="text">&lt;formatLang(o.amount_total or 0.00)&gt;</text:placeholder></text:p></draw:text-box></draw:frame><draw:frame draw:style-name="Mfr3" draw:name="Quadro104" text:anchor-type="char" svg:x="3.136cm" svg:y="0.171cm" svg:width="3.141cm" svg:height="0.647cm" draw:z-index="55"><draw:text-box><text:p text:style-name="MP44">VALOR DO SEGURO</text:p><text:p text:style-name="MP19"><draw:frame draw:style-name="Mfr3" draw:name="Quadro105" text:anchor-type="char" svg:x="9.26cm" svg:y="-0.222cm" svg:width="3.141cm" svg:height="0.647cm" draw:z-index="56"><draw:text-box><text:p text:style-name="MP44">VALOR IPI</text:p><text:p text:style-name="MP19"/><text:p text:style-name="MP43"><text:placeholder text:placeholder-type="text">&lt;formatLang(o.ipi_value or 0.00)&gt;</text:placeholder></text:p></draw:text-box></draw:frame></text:p><text:p text:style-name="MP43"><text:placeholder text:placeholder-type="text">&lt;formatLang(o.amount_insurance or 0.00)&gt;</text:placeholder></text:p></draw:text-box></draw:frame><draw:frame draw:style-name="Mfr3" draw:name="Quadro21" text:anchor-type="char" svg:x="-0.004cm" svg:y="0.171cm" svg:width="3.141cm" svg:height="0.647cm" draw:z-index="57"><draw:text-box><text:p text:style-name="MP44">VALOR DO FRETE</text:p><text:p text:style-name="MP19"><draw:frame draw:style-name="Mfr10" draw:name="Quadro22" text:anchor-type="char" svg:x="9.26cm" svg:y="-0.222cm" svg:width="3.141cm" svg:height="0.647cm" draw:z-index="60"><draw:text-box><text:p text:style-name="MP44"><text:s text:c="35"/></text:p><text:p text:style-name="MP44"/><text:p text:style-name="MP44"/></draw:text-box></draw:frame></text:p><text:p text:style-name="MP43">0,00</text:p></draw:text-box></draw:frame></text:p>
        <text:p text:style-name="MP3"/>
        <text:p text:style-name="MP3"/>
        <text:p text:style-name="MP4"/>
        <text:p text:style-name="MP12"><draw:frame draw:style-name="Mfr3" draw:name="Quadro80" text:anchor-type="char" svg:x="-0.004cm" svg:y="0.198cm" svg:width="6.675cm" svg:height="0.96cm" draw:z-index="24"><draw:text-box><text:p text:style-name="MP28">NOME / RAZÃO SOCIAL</text:p><text:p text:style-name="MP29"/><text:p text:style-name="MP29"/><text:p text:style-name="MP29"/><text:p text:style-name="MP46"><text:placeholder text:placeholder-type="text">&lt;o.carrier_name&gt;</text:placeholder></text:p></draw:text-box></draw:frame>TRANSPORTADOR / VOLUMES TRANSPORTADOS</text:p>
        <text:p text:style-name="MP4"><draw:frame draw:style-name="Mfr3" draw:name="Quadro81" text:anchor-type="char" svg:x="6.664cm" svg:y="-0.005cm" svg:width="2.547cm" svg:height="0.96cm" draw:z-index="25"><draw:text-box><text:p text:style-name="MP5">FRETE POR CONTA</text:p><text:p text:style-name="MP47"/><text:p text:style-name="MP47">0 – EMITENTE</text:p><text:p text:style-name="MP47">1 – DESTINATÁRIO</text:p></draw:text-box></draw:frame><draw:frame draw:style-name="Mfr3" draw:name="Quadro83" text:anchor-type="char" svg:x="9.204cm" svg:y="-0.005cm" svg:width="3.182cm" svg:height="0.96cm" draw:z-index="27"><draw:text-box><text:p text:style-name="MP28">CÓDIGO ANTT</text:p><text:p text:style-name="MP28"><text:line-break/></text:p><text:p text:style-name="MP35"/></draw:text-box></draw:frame><draw:frame draw:style-name="Mfr3" draw:name="Quadro84" text:anchor-type="char" svg:x="12.379cm" svg:y="-0.005cm" svg:width="2.23cm" svg:height="0.96cm" draw:z-index="28"><draw:text-box><text:p text:style-name="MP5">PLACA DO VEÍCULO</text:p><text:p text:style-name="MP5"/><text:p text:style-name="MP48"><text:span text:style-name="MT3"><text:placeholder text:placeholder-type="text">&lt;o.vehicle_plate&gt;</text:placeholder></text:span></text:p><text:p text:style-name="MP19"/><text:p text:style-name="MP36"/><text:p text:style-name="MP14"/></draw:text-box></draw:frame><draw:frame draw:style-name="Mfr3" draw:name="Quadro85" text:anchor-type="char" svg:x="14.601cm" svg:y="-0.005cm" svg:width="0.96cm" svg:height="0.96cm" draw:z-index="29"><draw:text-box><text:p text:style-name="MP28">UF</text:p><text:p text:style-name="MP28"/><text:p text:style-name="MP49"><text:span text:style-name="MT3"><text:placeholder text:placeholder-type="text">&lt;o.vehicle_state_id and o.vehicle_state_id.code or ''&gt;</text:placeholder></text:span></text:p><text:p text:style-name="MP29"/><text:p text:style-name="MP40"/></draw:text-box></draw:frame><draw:frame draw:style-name="Mfr3" draw:name="Quadro86" text:anchor-type="char" svg:x="15.554cm" svg:y="-0.005cm" svg:width="3.817cm" svg:height="0.96cm" draw:z-index="30"><draw:text-box><text:p text:style-name="MP28">CNPJ</text:p><text:p text:style-name="MP29"/><text:p text:style-name="MP23"/></draw:text-box></draw:frame></text:p>
        <text:p text:style-name="MP3"><draw:frame draw:style-name="Mfr1" draw:name="Quadro82" text:anchor-type="char" svg:x="8.289cm" svg:y="0.035cm" svg:width="0.751cm" svg:height="0.543cm" draw:z-index="26"><draw:text-box><text:p text:style-name="MP50"><text:placeholder text:placeholder-type="text">&lt;o.incoterm and o.incoterm.freight_responsibility or ''&gt;</text:placeholder></text:p></draw:text-box></draw:frame></text:p>
        <text:p text:style-name="MP3"/>
        <text:p text:style-name="MP4"><draw:frame draw:style-name="Mfr3" draw:name="Quadro87" text:anchor-type="char" svg:x="-0.004cm" svg:y="0.212cm" svg:width="6.675cm" svg:height="0.647cm" draw:z-index="31"><draw:text-box><text:p text:style-name="MP5">ENDEREÇO</text:p><text:p text:style-name="MP19"/><text:p text:style-name="MP51"/></draw:text-box></draw:frame><draw:frame draw:style-name="Mfr3" draw:name="Quadro88" text:anchor-type="char" svg:x="6.664cm" svg:y="0.212cm" svg:width="7.945cm" svg:height="0.647cm" draw:z-index="32"><draw:text-box><text:p text:style-name="MP5">MUNICÍPIO</text:p><text:p text:style-name="MP19"/><text:p text:style-name="MP51"/></draw:text-box></draw:frame><draw:frame draw:style-name="Mfr3" draw:name="Quadro89" text:anchor-type="char" svg:x="14.601cm" svg:y="0.212cm" svg:width="0.96cm" svg:height="0.647cm" draw:z-index="33"><draw:text-box><text:p text:style-name="MP5">UF</text:p><text:p text:style-name="MP19"/><text:p text:style-name="MP40"/></draw:text-box></draw:frame><draw:frame draw:style-name="Mfr3" draw:name="Quadro90" text:anchor-type="char" svg:x="15.554cm" svg:y="0.212cm" svg:width="3.817cm" svg:height="0.647cm" draw:z-index="34"><draw:text-box><text:p text:style-name="MP5">INSCRIÇÃO ESTADUAL</text:p><text:p text:style-name="MP19"/><text:p text:style-name="MP23"/></draw:text-box></draw:frame></text:p>
        <text:p text:style-name="MP3"/>
        <text:p text:style-name="MP3"/>
        <text:p text:style-name="MP4"><draw:frame draw:style-name="Mfr3" draw:name="Quadro91" text:anchor-type="char" svg:x="-0.004cm" svg:y="0.122cm" svg:width="1.912cm" svg:height="0.647cm" draw:z-index="35"><draw:text-box><text:p text:style-name="MP5">QUANTIDADE</text:p><text:p text:style-name="MP19"/><text:p text:style-name="MP52"><text:placeholder text:placeholder-type="text">&lt;o.number_of_packages or ''&gt;</text:placeholder></text:p></draw:text-box></draw:frame><draw:frame draw:style-name="Mfr3" draw:name="Quadro92" text:anchor-type="char" svg:x="1.901cm" svg:y="0.122cm" svg:width="3.817cm" svg:height="0.647cm" draw:z-index="36"><draw:text-box><text:p text:style-name="MP5">ESPÉCIE</text:p><text:p text:style-name="MP19"/><text:p text:style-name="MP27">Volume</text:p></draw:text-box></draw:frame><draw:frame draw:style-name="Mfr3" draw:name="Quadro93" text:anchor-type="char" svg:x="5.711cm" svg:y="0.122cm" svg:width="3.182cm" svg:height="0.647cm" draw:z-index="37"><draw:text-box><text:p text:style-name="MP5">MARCA</text:p><text:p text:style-name="MP19"/><text:p text:style-name="MP27"/></draw:text-box></draw:frame><draw:frame draw:style-name="Mfr3" draw:name="Quadro94" text:anchor-type="char" svg:x="8.886cm" svg:y="0.122cm" svg:width="3.5cm" svg:height="0.647cm" draw:z-index="38"><draw:text-box><text:p text:style-name="MP5">NUMERAÇÃO</text:p><text:p text:style-name="MP19"/><text:p text:style-name="MP27"/></draw:text-box></draw:frame><draw:frame draw:style-name="Mfr3" draw:name="Quadro95" text:anchor-type="char" svg:x="12.379cm" svg:y="0.122cm" svg:width="3.5cm" svg:height="0.647cm" draw:z-index="39"><draw:text-box><text:p text:style-name="MP5">PESO BRUTO</text:p><text:p text:style-name="MP19"/><text:p text:style-name="MP50"><text:placeholder text:placeholder-type="text">&lt;o.weight or ''&gt;</text:placeholder></text:p></draw:text-box></draw:frame><draw:frame draw:style-name="Mfr3" draw:name="Quadro96" text:anchor-type="char" svg:x="15.871cm" svg:y="0.122cm" svg:width="3.5cm" svg:height="0.647cm" draw:z-index="40"><draw:text-box><text:p text:style-name="MP5">PESO LÍQUIDO</text:p><text:p text:style-name="MP19"/><text:p text:style-name="MP50"><text:placeholder text:placeholder-type="text">&lt;o.weight_net or ''&gt;</text:placeholder></text:p></draw:text-box></draw:frame></text:p>
        <text:p text:style-name="MP3"/>
        <text:p text:style-name="MP3"/>
        <text:p text:style-name="MP47"/>
      </style:header>
      <style:footer>
        <text:p text:style-name="MP12">CÁLCULO DO ISSQN</text:p>
        <text:p text:style-name="MP4"><draw:frame draw:style-name="Mfr3" draw:name="Quadro1" text:anchor-type="char" svg:x="4.759cm" svg:y="0.034cm" svg:width="4.77cm" svg:height="0.647cm" draw:z-index="50"><draw:text-box><text:p text:style-name="MP5">VALOR TOTAL DOS SERVIÇOS</text:p><text:p text:style-name="MP19"/><text:p text:style-name="MP53"/></draw:text-box></draw:frame><draw:frame draw:style-name="Mfr3" draw:name="Quadro2" text:anchor-type="char" svg:x="9.521cm" svg:y="0.034cm" svg:width="5.087cm" svg:height="0.647cm" draw:z-index="51"><draw:text-box><text:p text:style-name="MP5">BASE DE CÁLCULO DO ISSQN</text:p><text:p text:style-name="MP19"/><text:p text:style-name="MP53"/></draw:text-box></draw:frame><draw:frame draw:style-name="Mfr3" draw:name="Quadro3" text:anchor-type="char" svg:x="14.601cm" svg:y="0.034cm" svg:width="4.77cm" svg:height="0.647cm" draw:z-index="52"><draw:text-box><text:p text:style-name="MP5">VALOR DO ISSQN</text:p><text:p text:style-name="MP19"/><text:p text:style-name="MP53"/></draw:text-box></draw:frame><draw:frame draw:style-name="Mfr3" draw:name="Quadro4" text:anchor-type="char" svg:x="-0.004cm" svg:y="0.034cm" svg:width="4.77cm" svg:height="0.647cm" draw:z-index="53"><draw:text-box><text:p text:style-name="MP5">INSCRIÇÃO MUNICIPAL</text:p><text:p text:style-name="MP19"/><text:p text:style-name="MP53"/></draw:text-box></draw:frame></text:p>
        <text:p text:style-name="MP3"/>
        <text:p text:style-name="MP27"/>
        <text:p text:style-name="MP12"><draw:frame draw:style-name="Mfr3" draw:name="Quadro5" text:anchor-type="char" svg:x="-0.004cm" svg:y="0.189cm" svg:width="11.755cm" svg:height="4.754cm" draw:z-index="54"><draw:text-box><text:p text:style-name="MP54">INFORMAÇÕES COMPLEMENTARES</text:p><text:p text:style-name="MP55"><text:placeholder text:placeholder-type="text">&lt;if test="o.partner_shipping_id and o.partner_shipping_id.id != o.partner_id.id"&gt;</text:placeholder></text:p><text:p text:style-name="MP55">**LOCAL DE ENTREGA: <text:placeholder text:placeholder-type="text">&lt;o.partner_shipping_id and o.partner_shipping_id.street or ''&gt;</text:placeholder>, <text:placeholder text:placeholder-type="text">&lt;o.partner_shipping_id and o.partner_shipping_id.number or ''&gt;</text:placeholder> <text:placeholder text:placeholder-type="text">&lt;o.partner_shipping_id and o.partner_shipping_id.district or ''&gt;</text:placeholder> CEP: <text:placeholder text:placeholder-type="text">&lt;o.partner_shipping_id and o.partner_shipping_id.zip or ''&gt;</text:placeholder>, <text:placeholder text:placeholder-type="text">&lt;o.partner_shipping_id and o.partner_shipping_id.l10n_br_city_id and o.partner_shipping_id.l10n_br_city_id.name or ''&gt;</text:placeholder>-<text:placeholder text:placeholder-type="text">&lt;o.partner_shipping_id and o.partner_shipping_id.state_id and o.partner_shipping_id.state_id and o.partner_shipping_id.state_id.code or ''&gt;</text:placeholder></text:p><text:p text:style-name="MP55"><text:placeholder text:placeholder-type="text">&lt;/if&gt;</text:placeholder></text:p><text:p text:style-name="MP55"><text:placeholder text:placeholder-type="text">&lt;o.comment or ''&gt;</text:placeholder></text:p><text:p text:style-name="MP56"><text:placeholder text:placeholder-type="text">&lt;for each="related in o.fiscal_document_related_ids"&gt;</text:placeholder></text:p><text:p text:style-name="MP57"><text:placeholder text:placeholder-type="text">&lt;if test="related.document_type == 'nfrural'"&gt;</text:placeholder></text:p><text:p text:style-name="MP58">NF de produtor referenciada – Mês e ano: <text:placeholder text:placeholder-type="text">&lt;formatLang(related.date or '', date=True)&gt;</text:placeholder>, Modelo: <text:placeholder text:placeholder-type="text">&lt;related.fiscal_document_id and related.fiscal_document_id.code or ''&gt;</text:placeholder>, Série: <text:placeholder text:placeholder-type="text">&lt;related.serie or ''&gt;</text:placeholder>, Número: <text:placeholder text:placeholder-type="text">&lt;related.internal_number or ''&gt;</text:placeholder>, CNPJ: <text:placeholder text:placeholder-type="text">&lt;related.cnpj_cpf or ''&gt;</text:placeholder>, IE: <text:placeholder text:placeholder-type="text">&lt;related.inscr_est or ''&gt;</text:placeholder>, UF: <text:placeholder text:placeholder-type="text">&lt;related.state_id and related.state_id.ibge_code or ''&gt;</text:placeholder></text:p><text:p text:style-name="MP57"><text:placeholder text:placeholder-type="text">&lt;/if&gt;</text:placeholder></text:p><text:p text:style-name="MP56"><text:placeholder text:placeholder-type="text">&lt;/for&gt;</text:placeholder></text:p></draw:text-box></draw:frame>DADOS ADICIONAIS<draw:frame draw:style-name="Mfr3" draw:name="Quadro6" text:anchor-type="char" svg:x="11.749cm" svg:y="0.189cm" svg:width="7.62cm" svg:height="4.754cm" draw:z-index="58"><draw:text-box><text:p text:style-name="MP54">RESERVADO AO FISCO</text:p><text:p text:style-name="MP59"/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Lima</meta:initial-creator>
    <meta:creation-date>2010-08-28T23:31:57</meta:creation-date>
    <dc:date>2014-03-13T18:39:07.521929320</dc:date>
    <dc:creator>Renato Lima</dc:creator>
    <meta:editing-duration>PT8H25M25S</meta:editing-duration>
    <meta:editing-cycles>181</meta:editing-cycles>
    <meta:generator>LibreOffice/4.1.4.2$Linux_X86_64 LibreOffice_project/410m0$Build-2</meta:generator>
    <meta:document-statistic meta:table-count="4" meta:image-count="1" meta:object-count="0" meta:page-count="1" meta:paragraph-count="172" meta:word-count="534" meta:character-count="5025" meta:non-whitespace-character-count="4497"/>
  </office:meta>
</office:document-meta>
</file>